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4a05" officeooo:paragraph-rsid="000f4a05"/>
    </style:style>
    <style:style style:name="P2" style:family="paragraph" style:parent-style-name="Standard" style:list-style-name="L1">
      <style:text-properties officeooo:rsid="0010e5fa" officeooo:paragraph-rsid="0010e5fa"/>
    </style:style>
    <style:style style:name="P3" style:family="paragraph" style:parent-style-name="Standard" style:list-style-name="L1">
      <style:text-properties officeooo:rsid="00136dfe" officeooo:paragraph-rsid="00136dfe"/>
    </style:style>
    <style:style style:name="P4" style:family="paragraph" style:parent-style-name="Standard" style:list-style-name="L1">
      <style:paragraph-properties fo:margin-left="0.9846in" fo:margin-right="0in" fo:text-indent="-0.25in" style:auto-text-indent="false"/>
      <style:text-properties officeooo:rsid="0010e5fa" officeooo:paragraph-rsid="0010e5fa"/>
    </style:style>
    <style:style style:name="P5" style:family="paragraph" style:parent-style-name="Standard" style:list-style-name="L1">
      <style:paragraph-properties fo:margin-left="0.9846in" fo:margin-right="0in" fo:text-indent="-0.25in" style:auto-text-indent="false"/>
      <style:text-properties officeooo:rsid="00136dfe" officeooo:paragraph-rsid="00136dfe"/>
    </style:style>
    <style:style style:name="P6" style:family="paragraph" style:parent-style-name="Standard" style:list-style-name="L1">
      <style:paragraph-properties fo:margin-left="0.9846in" fo:margin-right="0in" fo:text-indent="-0.25in" style:auto-text-indent="false"/>
      <style:text-properties officeooo:rsid="00172f78" officeooo:paragraph-rsid="00172f78"/>
    </style:style>
    <style:style style:name="P7" style:family="paragraph" style:parent-style-name="Standard" style:list-style-name="L1">
      <style:paragraph-properties fo:margin-left="0.9846in" fo:margin-right="0in" fo:text-indent="-0.25in" style:auto-text-indent="false"/>
      <style:text-properties officeooo:rsid="0017ffb4" officeooo:paragraph-rsid="0017ffb4"/>
    </style:style>
    <style:style style:name="P8" style:family="paragraph" style:parent-style-name="Standard" style:list-style-name="L1">
      <style:paragraph-properties fo:margin-left="0.9846in" fo:margin-right="0in" fo:text-indent="-0.25in" style:auto-text-indent="false"/>
      <style:text-properties officeooo:rsid="0020754a" officeooo:paragraph-rsid="0020754a"/>
    </style:style>
    <style:style style:name="P9" style:family="paragraph" style:parent-style-name="Standard" style:list-style-name="L1">
      <style:paragraph-properties fo:margin-left="0.9846in" fo:margin-right="0in" fo:text-indent="-0.25in" style:auto-text-indent="false"/>
      <style:text-properties officeooo:rsid="00220dc1" officeooo:paragraph-rsid="00220dc1"/>
    </style:style>
    <style:style style:name="P10" style:family="paragraph" style:parent-style-name="Standard" style:list-style-name="L1">
      <style:paragraph-properties fo:margin-left="0.9846in" fo:margin-right="0in" fo:text-indent="-0.25in" style:auto-text-indent="false"/>
      <style:text-properties officeooo:rsid="002211aa" officeooo:paragraph-rsid="002211aa"/>
    </style:style>
    <style:style style:name="P11" style:family="paragraph" style:parent-style-name="Standard" style:list-style-name="L1">
      <style:paragraph-properties fo:margin-left="0.9846in" fo:margin-right="0in" fo:text-indent="-0.25in" style:auto-text-indent="false"/>
      <style:text-properties officeooo:rsid="0023ad64" officeooo:paragraph-rsid="0023ad64"/>
    </style:style>
    <style:style style:name="P12" style:family="paragraph" style:parent-style-name="Standard" style:list-style-name="L1">
      <style:paragraph-properties fo:margin-left="1.4772in" fo:margin-right="0in" fo:text-indent="-0.25in" style:auto-text-indent="false"/>
      <style:text-properties officeooo:rsid="0010e5fa" officeooo:paragraph-rsid="0010e5fa"/>
    </style:style>
    <style:style style:name="P13" style:family="paragraph" style:parent-style-name="Standard" style:list-style-name="L1">
      <style:paragraph-properties fo:margin-left="1.4772in" fo:margin-right="0in" fo:text-indent="-0.25in" style:auto-text-indent="false"/>
      <style:text-properties officeooo:rsid="0012bac2" officeooo:paragraph-rsid="0012bac2"/>
    </style:style>
    <style:style style:name="P14" style:family="paragraph" style:parent-style-name="Standard" style:list-style-name="L1">
      <style:paragraph-properties fo:margin-left="1.4772in" fo:margin-right="0in" fo:text-indent="-0.25in" style:auto-text-indent="false"/>
      <style:text-properties officeooo:rsid="00136dfe" officeooo:paragraph-rsid="00136dfe"/>
    </style:style>
    <style:style style:name="P15" style:family="paragraph" style:parent-style-name="Standard" style:list-style-name="L1">
      <style:paragraph-properties fo:margin-left="1.4772in" fo:margin-right="0in" fo:text-indent="-0.25in" style:auto-text-indent="false"/>
      <style:text-properties officeooo:rsid="00141a15" officeooo:paragraph-rsid="00141a15"/>
    </style:style>
    <style:style style:name="P16" style:family="paragraph" style:parent-style-name="Standard" style:list-style-name="L1">
      <style:paragraph-properties fo:margin-left="1.4772in" fo:margin-right="0in" fo:text-indent="-0.25in" style:auto-text-indent="false"/>
      <style:text-properties officeooo:rsid="00160bf4" officeooo:paragraph-rsid="00160bf4"/>
    </style:style>
    <style:style style:name="P17" style:family="paragraph" style:parent-style-name="Standard" style:list-style-name="L1">
      <style:paragraph-properties fo:margin-left="1.4772in" fo:margin-right="0in" fo:text-indent="-0.25in" style:auto-text-indent="false"/>
      <style:text-properties officeooo:rsid="00172f78" officeooo:paragraph-rsid="00172f78"/>
    </style:style>
    <style:style style:name="P18" style:family="paragraph" style:parent-style-name="Standard" style:list-style-name="L1">
      <style:paragraph-properties fo:margin-left="1.4772in" fo:margin-right="0in" fo:text-indent="-0.25in" style:auto-text-indent="false"/>
      <style:text-properties officeooo:rsid="0017d496" officeooo:paragraph-rsid="0017d496"/>
    </style:style>
    <style:style style:name="P19" style:family="paragraph" style:parent-style-name="Standard" style:list-style-name="L1">
      <style:paragraph-properties fo:margin-left="1.4772in" fo:margin-right="0in" fo:text-indent="-0.25in" style:auto-text-indent="false"/>
      <style:text-properties officeooo:rsid="0017ffb4" officeooo:paragraph-rsid="0017ffb4"/>
    </style:style>
    <style:style style:name="P20" style:family="paragraph" style:parent-style-name="Standard" style:list-style-name="L1">
      <style:paragraph-properties fo:margin-left="1.4772in" fo:margin-right="0in" fo:text-indent="-0.25in" style:auto-text-indent="false"/>
      <style:text-properties officeooo:rsid="0019d60a" officeooo:paragraph-rsid="0019d60a"/>
    </style:style>
    <style:style style:name="P21" style:family="paragraph" style:parent-style-name="Standard" style:list-style-name="L1">
      <style:paragraph-properties fo:margin-left="1.4772in" fo:margin-right="0in" fo:text-indent="-0.25in" style:auto-text-indent="false"/>
      <style:text-properties officeooo:rsid="001c9644" officeooo:paragraph-rsid="001c9644"/>
    </style:style>
    <style:style style:name="P22" style:family="paragraph" style:parent-style-name="Standard" style:list-style-name="L1">
      <style:paragraph-properties fo:margin-left="1.4772in" fo:margin-right="0in" fo:text-indent="-0.25in" style:auto-text-indent="false"/>
      <style:text-properties officeooo:rsid="001e43f8" officeooo:paragraph-rsid="001e43f8"/>
    </style:style>
    <style:style style:name="P23" style:family="paragraph" style:parent-style-name="Standard" style:list-style-name="L1">
      <style:paragraph-properties fo:margin-left="1.4772in" fo:margin-right="0in" fo:text-indent="-0.25in" style:auto-text-indent="false"/>
      <style:text-properties officeooo:rsid="001ee4ce" officeooo:paragraph-rsid="001ee4ce"/>
    </style:style>
    <style:style style:name="P24" style:family="paragraph" style:parent-style-name="Standard" style:list-style-name="L1">
      <style:paragraph-properties fo:margin-left="1.4772in" fo:margin-right="0in" fo:text-indent="-0.25in" style:auto-text-indent="false"/>
      <style:text-properties officeooo:rsid="00220dc1" officeooo:paragraph-rsid="00220dc1"/>
    </style:style>
    <style:style style:name="P25" style:family="paragraph" style:parent-style-name="Standard" style:list-style-name="L1">
      <style:paragraph-properties fo:margin-left="1.4772in" fo:margin-right="0in" fo:text-indent="-0.25in" style:auto-text-indent="false"/>
      <style:text-properties officeooo:rsid="002211aa" officeooo:paragraph-rsid="002211aa"/>
    </style:style>
    <style:style style:name="P26" style:family="paragraph" style:parent-style-name="Standard" style:list-style-name="L1">
      <style:paragraph-properties fo:margin-left="1.4772in" fo:margin-right="0in" fo:text-indent="-0.25in" style:auto-text-indent="false"/>
      <style:text-properties officeooo:rsid="0023ad64" officeooo:paragraph-rsid="0023ad64"/>
    </style:style>
    <style:style style:name="P27" style:family="paragraph" style:parent-style-name="Standard" style:list-style-name="L1">
      <style:paragraph-properties fo:margin-left="1.4772in" fo:margin-right="0in" fo:text-indent="-0.25in" style:auto-text-indent="false"/>
      <style:text-properties officeooo:rsid="00263340" officeooo:paragraph-rsid="00263340"/>
    </style:style>
    <style:style style:name="P28" style:family="paragraph" style:parent-style-name="Standard" style:list-style-name="L1">
      <style:paragraph-properties fo:margin-left="1.4772in" fo:margin-right="0in" fo:text-indent="-0.25in" style:auto-text-indent="false"/>
      <style:text-properties officeooo:rsid="00289d4e" officeooo:paragraph-rsid="00289d4e"/>
    </style:style>
    <style:style style:name="P29" style:family="paragraph" style:parent-style-name="Standard" style:list-style-name="L1">
      <style:paragraph-properties fo:margin-left="0.4925in" fo:margin-right="0in" fo:text-indent="-0.25in" style:auto-text-indent="false"/>
      <style:text-properties officeooo:rsid="0010e5fa" officeooo:paragraph-rsid="0010e5fa"/>
    </style:style>
    <style:style style:name="P30" style:family="paragraph" style:parent-style-name="Standard" style:list-style-name="L1">
      <style:paragraph-properties fo:margin-left="1.9693in" fo:margin-right="0in" fo:text-indent="-0.25in" style:auto-text-indent="false"/>
      <style:text-properties officeooo:rsid="0012bac2" officeooo:paragraph-rsid="0012bac2"/>
    </style:style>
    <style:style style:name="P31" style:family="paragraph" style:parent-style-name="Standard" style:list-style-name="L1">
      <style:paragraph-properties fo:margin-left="1.9693in" fo:margin-right="0in" fo:text-indent="-0.25in" style:auto-text-indent="false"/>
      <style:text-properties officeooo:rsid="0017ffb4" officeooo:paragraph-rsid="0017ffb4"/>
    </style:style>
    <style:style style:name="P32" style:family="paragraph" style:parent-style-name="Standard" style:list-style-name="L1">
      <style:paragraph-properties fo:margin-left="1.9693in" fo:margin-right="0in" fo:text-indent="-0.25in" style:auto-text-indent="false"/>
      <style:text-properties officeooo:rsid="0019d60a" officeooo:paragraph-rsid="0019d60a"/>
    </style:style>
    <style:style style:name="P33" style:family="paragraph" style:parent-style-name="Standard" style:list-style-name="L1">
      <style:paragraph-properties fo:margin-left="1.9693in" fo:margin-right="0in" fo:text-indent="-0.25in" style:auto-text-indent="false"/>
      <style:text-properties officeooo:rsid="001b289c" officeooo:paragraph-rsid="001b289c"/>
    </style:style>
    <style:style style:name="P34" style:family="paragraph" style:parent-style-name="Standard" style:list-style-name="L1">
      <style:paragraph-properties fo:margin-left="1.9693in" fo:margin-right="0in" fo:text-indent="-0.25in" style:auto-text-indent="false"/>
      <style:text-properties officeooo:rsid="001c9644" officeooo:paragraph-rsid="001c9644"/>
    </style:style>
    <style:style style:name="P35" style:family="paragraph" style:parent-style-name="Standard" style:list-style-name="L1">
      <style:paragraph-properties fo:margin-left="1.9693in" fo:margin-right="0in" fo:text-indent="-0.25in" style:auto-text-indent="false"/>
      <style:text-properties officeooo:rsid="001ddd5d" officeooo:paragraph-rsid="001ddd5d"/>
    </style:style>
    <style:style style:name="P36" style:family="paragraph" style:parent-style-name="Standard" style:list-style-name="L1">
      <style:paragraph-properties fo:margin-left="1.9693in" fo:margin-right="0in" fo:text-indent="-0.25in" style:auto-text-indent="false"/>
      <style:text-properties officeooo:rsid="001e43f8" officeooo:paragraph-rsid="001e43f8"/>
    </style:style>
    <style:style style:name="P37" style:family="paragraph" style:parent-style-name="Standard" style:list-style-name="L1">
      <style:paragraph-properties fo:margin-left="1.9693in" fo:margin-right="0in" fo:text-indent="-0.25in" style:auto-text-indent="false"/>
      <style:text-properties officeooo:rsid="001ee4ce" officeooo:paragraph-rsid="001ee4ce"/>
    </style:style>
    <style:style style:name="P38" style:family="paragraph" style:parent-style-name="Standard" style:list-style-name="L1">
      <style:paragraph-properties fo:margin-left="1.9693in" fo:margin-right="0in" fo:text-indent="-0.25in" style:auto-text-indent="false"/>
      <style:text-properties officeooo:rsid="001f401a" officeooo:paragraph-rsid="001f401a"/>
    </style:style>
    <style:style style:name="P39" style:family="paragraph" style:parent-style-name="Standard" style:list-style-name="L1">
      <style:paragraph-properties fo:margin-left="1.9693in" fo:margin-right="0in" fo:text-indent="-0.25in" style:auto-text-indent="false"/>
      <style:text-properties officeooo:rsid="002211aa" officeooo:paragraph-rsid="002211aa"/>
    </style:style>
    <style:style style:name="P40" style:family="paragraph" style:parent-style-name="Standard" style:list-style-name="L1">
      <style:paragraph-properties fo:margin-left="1.9693in" fo:margin-right="0in" fo:text-indent="-0.25in" style:auto-text-indent="false"/>
      <style:text-properties officeooo:rsid="0023ad64" officeooo:paragraph-rsid="0023ad64"/>
    </style:style>
    <style:style style:name="P41" style:family="paragraph" style:parent-style-name="Standard" style:list-style-name="L1">
      <style:paragraph-properties fo:margin-left="1.9693in" fo:margin-right="0in" fo:text-indent="-0.25in" style:auto-text-indent="false"/>
      <style:text-properties officeooo:rsid="00255959" officeooo:paragraph-rsid="00255959"/>
    </style:style>
    <style:style style:name="P42" style:family="paragraph" style:parent-style-name="Standard" style:list-style-name="L1">
      <style:paragraph-properties fo:margin-left="1.9693in" fo:margin-right="0in" fo:text-indent="-0.25in" style:auto-text-indent="false"/>
      <style:text-properties officeooo:rsid="00263340" officeooo:paragraph-rsid="00263340"/>
    </style:style>
    <style:style style:name="P43" style:family="paragraph" style:parent-style-name="Standard" style:list-style-name="L1">
      <style:paragraph-properties fo:margin-left="1.9693in" fo:margin-right="0in" fo:text-indent="-0.25in" style:auto-text-indent="false"/>
      <style:text-properties officeooo:rsid="00289d4e" officeooo:paragraph-rsid="00289d4e"/>
    </style:style>
    <style:style style:name="P44" style:family="paragraph" style:parent-style-name="Standard">
      <style:paragraph-properties fo:margin-left="0in" fo:margin-right="0in" fo:text-indent="0in" style:auto-text-indent="false"/>
      <style:text-properties officeooo:rsid="0012bac2" officeooo:paragraph-rsid="0012bac2"/>
    </style:style>
    <style:style style:name="P45" style:family="paragraph" style:parent-style-name="Standard" style:list-style-name="L1">
      <style:paragraph-properties fo:margin-left="2.4618in" fo:margin-right="0in" fo:text-indent="-0.25in" style:auto-text-indent="false"/>
      <style:text-properties officeooo:rsid="001e43f8" officeooo:paragraph-rsid="001e43f8"/>
    </style:style>
    <style:style style:name="P46" style:family="paragraph" style:parent-style-name="Standard" style:list-style-name="L1">
      <style:paragraph-properties fo:margin-left="2.4618in" fo:margin-right="0in" fo:text-indent="-0.25in" style:auto-text-indent="false"/>
      <style:text-properties officeooo:rsid="001ee4ce" officeooo:paragraph-rsid="001ee4ce"/>
    </style:style>
    <style:style style:name="T1" style:family="text">
      <style:text-properties officeooo:rsid="00132dc3"/>
    </style:style>
    <style:style style:name="T2" style:family="text">
      <style:text-properties officeooo:rsid="00140d51"/>
    </style:style>
    <style:style style:name="T3" style:family="text">
      <style:text-properties officeooo:rsid="00141a15"/>
    </style:style>
    <style:style style:name="T4" style:family="text">
      <style:text-properties officeooo:rsid="0014d0fb"/>
    </style:style>
    <style:style style:name="T5" style:family="text">
      <style:text-properties officeooo:rsid="0017d496"/>
    </style:style>
    <style:style style:name="T6" style:family="text">
      <style:text-properties officeooo:rsid="001b4afc"/>
    </style:style>
    <style:style style:name="T7" style:family="text">
      <style:text-properties officeooo:rsid="00263340"/>
    </style:style>
    <style:style style:name="T8" style:family="text">
      <style:text-properties officeooo:rsid="0026a1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x/Linux Demo</text:p>
      <text:p text:style-name="P1"/>
      <text:list xml:id="list2330808467381408899" text:style-name="L1">
        <text:list-item>
          <text:p text:style-name="P2">History of Unix/Linux</text:p>
        </text:list-item>
        <text:list-item>
          <text:p text:style-name="P4">Unix: under continuous development since 1960s</text:p>
        </text:list-item>
        <text:list-item>
          <text:p text:style-name="P4">Linux: a free/open-source OS based on Unix</text:p>
        </text:list-item>
        <text:list-item>
          <text:p text:style-name="P12">Contains most of the same tools as Unix even with the same Unix names, but rewritten and made freely available to the Linux community</text:p>
        </text:list-item>
        <text:list-item>
          <text:p text:style-name="P4">Mac OSX: based on Unix</text:p>
        </text:list-item>
        <text:list-item>
          <text:p text:style-name="P29">Parts of Unix/Linux OS that will concern us today</text:p>
        </text:list-item>
        <text:list-item>
          <text:p text:style-name="P4">Filestore: a directory/file structure</text:p>
        </text:list-item>
        <text:list-item>
          <text:p text:style-name="P12">/ - the root of the file system</text:p>
        </text:list-item>
        <text:list-item>
          <text:p text:style-name="P12">files are stored under the root (inverted tree)</text:p>
        </text:list-item>
        <text:list-item>
          <text:p text:style-name="P12">directory: can be thought of as a juncture</text:p>
        </text:list-item>
        <text:list-item>
          <text:p text:style-name="P12">file: can be thought of as leaves</text:p>
        </text:list-item>
        <text:list-item>
          <text:p text:style-name="P4">Kernel: <text:span text:style-name="T1">a system that interacts directly with the hardware</text:span></text:p>
        </text:list-item>
        <text:list-item>
          <text:p text:style-name="P13">we won't deal much with the concept of a kernel, except in one regard: the shell</text:p>
        </text:list-item>
        <text:list-item>
          <text:p text:style-name="P13">the shell:</text:p>
        </text:list-item>
        <text:list-item>
          <text:p text:style-name="P30">an interface between the user and the kernel</text:p>
        </text:list-item>
        <text:list-item>
          <text:p text:style-name="P30">don't worry about how the kernel does things you tell it to do!</text:p>
        </text:list-item>
        <text:list-item>
          <text:p text:style-name="P30">In the shell, you give “commands” and the kernel carries out those commands (as long as they are syntactically correct!)</text:p>
        </text:list-item>
        <text:list-item>
          <text:p text:style-name="P30">example: “ls” - refers to program called “ls” that is stored in the kernel</text:p>
        </text:list-item>
      </text:list>
      <text:p text:style-name="P44"/>
      <text:list xml:id="list22606341580591" text:continue-numbering="true" text:style-name="L1">
        <text:list-item>
          <text:p text:style-name="P3">Commands to run</text:p>
        </text:list-item>
        <text:list-item>
          <text:p text:style-name="P5">Drag folder to working directory <text:span text:style-name="T2">or execute git clone statement to create it</text:span></text:p>
        </text:list-item>
        <text:list-item>
          <text:p text:style-name="P5">Navigation</text:p>
        </text:list-item>
        <text:list-item>
          <text:p text:style-name="P14">pwd, <text:span text:style-name="T3">ls – talk about the concept of the working directory and go over the contents of the directory</text:span></text:p>
        </text:list-item>
        <text:list-item>
          <text:p text:style-name="P15">cd – cd into tutorial directory <text:span text:style-name="T4">and ls files</text:span></text:p>
        </text:list-item>
        <text:list-item>
          <text:p text:style-name="P16">command-line shorthand: ., .., ~, tab, etc.</text:p>
        </text:list-item>
        <text:list-item>
          <text:p text:style-name="P6">create/<text:span text:style-name="T5">remove</text:span> directory</text:p>
        </text:list-item>
        <text:list-item>
          <text:p text:style-name="P17">mkdir – make directory called “test-directory”</text:p>
        </text:list-item>
        <text:list-item>
          <text:p text:style-name="P18">rmdir – remove test-directory</text:p>
        </text:list-item>
        <text:list-item>
          <text:p text:style-name="P7">files</text:p>
        </text:list-item>
        <text:list-item>
          <text:p text:style-name="P19">cp – make new directory called “new” and cp text.txt to it</text:p>
        </text:list-item>
        <text:list-item>
          <text:p text:style-name="P31">show that the file is still in original directory and then cd into new and show it there, too</text:p>
        </text:list-item>
        <text:list-item>
          <text:p text:style-name="P20">rm text.txt from the new directory</text:p>
        </text:list-item>
        <text:list-item>
          <text:p text:style-name="P32">cd into new and then rm file</text:p>
        </text:list-item>
        <text:list-item>
          <text:p text:style-name="P32">cd back out and cp the file back into new, ls the contents of new from outside</text:p>
        </text:list-item>
        <text:list-item>
          <text:p text:style-name="P32">then rm file from outside the directory and ls the files in the directory from outside again</text:p>
        </text:list-item>
        <text:list-item>
          <text:p text:style-name="P33">mv text.txt into new <text:span text:style-name="T6">and then mv it back from outside</text:span></text:p>
        </text:list-item>
        <text:list-item>
          <text:p text:style-name="P21">show contents of text.txt</text:p>
        </text:list-item>
        <text:list-item>
          <text:p text:style-name="P34">more, then q</text:p>
        </text:list-item>
        <text:list-item>
          <text:p text:style-name="P35"><text:soft-page-break/>wc – count words, etc. in text.txt, wc -l, etc.</text:p>
        </text:list-item>
        <text:list-item>
          <text:p text:style-name="P35">introduce grep using sentences.txt and grades</text:p>
        </text:list-item>
        <text:list-item>
          <text:p text:style-name="P8">File editing with sed, awk, and grep/egrep</text:p>
        </text:list-item>
        <text:list-item>
          <text:p text:style-name="P22">sed &amp; awk</text:p>
        </text:list-item>
        <text:list-item>
          <text:p text:style-name="P36">do various things with sentences.txt and grades</text:p>
        </text:list-item>
        <text:list-item>
          <text:p text:style-name="P45">awk '$1~/Matt/ {print}' grades</text:p>
        </text:list-item>
        <text:list-item>
          <text:p text:style-name="P46">sed 's/Matt/Hillary/g' grades</text:p>
        </text:list-item>
        <text:list-item>
          <text:p text:style-name="P23">grep &amp; egrep</text:p>
        </text:list-item>
        <text:list-item>
          <text:p text:style-name="P37">look closer at sentences.txt</text:p>
        </text:list-item>
        <text:list-item>
          <text:p text:style-name="P38">display some of the functionality of grep/egrep</text:p>
        </text:list-item>
        <text:list-item>
          <text:p text:style-name="P9">Help</text:p>
        </text:list-item>
        <text:list-item>
          <text:p text:style-name="P24">command-name –help</text:p>
        </text:list-item>
        <text:list-item>
          <text:p text:style-name="P24">man command-name</text:p>
        </text:list-item>
        <text:list-item>
          <text:p text:style-name="P10">echo &amp; pipe</text:p>
        </text:list-item>
        <text:list-item>
          <text:p text:style-name="P25">talk about echo for a minute</text:p>
        </text:list-item>
        <text:list-item>
          <text:p text:style-name="P25">introduce idea of a pipe</text:p>
        </text:list-item>
        <text:list-item>
          <text:p text:style-name="P39">ls <text:s/>| wc -l, etc.</text:p>
        </text:list-item>
        <text:list-item>
          <text:p text:style-name="P39">echo “This is a sentence.” | grep “sentence”</text:p>
        </text:list-item>
        <text:list-item>
          <text:p text:style-name="P11">scripts</text:p>
        </text:list-item>
        <text:list-item>
          <text:p text:style-name="P26"><text:span text:style-name="T7">s</text:span>hell scripts</text:p>
        </text:list-item>
        <text:list-item>
          <text:p text:style-name="P40">run script1.sh</text:p>
        </text:list-item>
        <text:list-item>
          <text:p text:style-name="P41">optional: modify content of script1.sh to ls the files in a directory and then pipe it into wc -l to show how many files there are</text:p>
        </text:list-item>
        <text:list-item>
          <text:p text:style-name="P27">Python</text:p>
        </text:list-item>
        <text:list-item>
          <text:p text:style-name="P42">fully-fledged programming language</text:p>
        </text:list-item>
        <text:list-item>
          <text:p text:style-name="P42">but Python scripts can be used to do the same thing shell scripts do</text:p>
        </text:list-item>
        <text:list-item>
          <text:p text:style-name="P42">run test.py</text:p>
        </text:list-item>
        <text:list-item>
          <text:p text:style-name="P42">run test_with_arguments.py without an argument <text:span text:style-name="T8">(a path to a file)</text:span>, then with an argument</text:p>
        </text:list-item>
        <text:list-item>
          <text:p text:style-name="P28">Perl</text:p>
        </text:list-item>
        <text:list-item>
          <text:p text:style-name="P43">similar to Python</text:p>
        </text:list-item>
        <text:list-item>
          <text:p text:style-name="P43">run test.pl</text:p>
        </text:list-item>
        <text:list-item>
          <text:p text:style-name="P43">run test_with_arguments.pl with two random argumen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1T00:12:25.142123918</meta:creation-date>
    <meta:generator>LibreOffice/4.1.3.2$Linux_X86_64 LibreOffice_project/410m0$Build-2</meta:generator>
    <dc:date>2014-03-13T02:26:05.823028487</dc:date>
    <meta:editing-duration>PT2H5M57S</meta:editing-duration>
    <meta:editing-cycles>31</meta:editing-cycles>
    <meta:document-statistic meta:table-count="0" meta:image-count="0" meta:object-count="0" meta:page-count="2" meta:paragraph-count="69" meta:word-count="559" meta:character-count="2851" meta:non-whitespace-character-count="2422"/>
  </office:meta>
</office:document-meta>
</file>